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fc95"/>
    </style:style>
    <style:style style:name="P2" style:family="paragraph" style:parent-style-name="Text_20_body">
      <style:text-properties officeooo:paragraph-rsid="0001ada9"/>
    </style:style>
    <style:style style:name="P3" style:family="paragraph" style:parent-style-name="Heading_20_1">
      <style:text-properties officeooo:paragraph-rsid="0000fc95"/>
    </style:style>
    <style:style style:name="T1" style:family="text">
      <style:text-properties officeooo:rsid="0000fc95"/>
    </style:style>
    <style:style style:name="T2" style:family="text">
      <style:text-properties officeooo:rsid="0001ada9"/>
    </style:style>
    <style:style style:name="T3" style:family="text">
      <style:text-properties officeooo:rsid="00022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Erläuterung, Übung 2</text:span></text:h>
      <text:p text:style-name="P1"><text:span text:style-name="T1">Wir haben hier die Push-Variante </text:span><text:span text:style-name="T2">des Observer-Patterns</text:span><text:span text:style-name="T1"> implementiert. </text:span><text:span text:style-name="T2">Hierzu wurde eine Event-Klasse erstellt – diese enthällt die wichtigen Daten, d</text:span><text:span text:style-name="T3">es Ereignisses. Deshalb wird ein Objekt dieser Klasse der update-Methode übergeben.</text:span></text:p>
      <text:p text:style-name="P2"><text:span text:style-name="T2">Man hätte </text:span><text:span text:style-name="T3">das auch mit dem Pull-Ansatz Lösen können. Dabei hätte der Observer sich seine Daten selber zusammensuchen müssen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0fc95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Software Engineering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00H00M35S</meta:editing-duration>
    <meta:editing-cycles>2</meta:editing-cycles>
    <meta:generator>LibreOffice/3.6$Windows_x86 LibreOffice_project/da8c1e6-fd468f4-454e206-f42a4a9-143cfd</meta:generator>
    <dc:date>2012-10-29T20:36:08.24</dc:date>
    <meta:document-statistic meta:table-count="0" meta:image-count="0" meta:object-count="0" meta:page-count="1" meta:paragraph-count="4" meta:word-count="54" meta:character-count="397" meta:non-whitespace-character-count="346"/>
    <meta:user-defined meta:name="Info 1"/>
    <meta:user-defined meta:name="Info 2"/>
    <meta:user-defined meta:name="Info 3"/>
    <meta:user-defined meta:name="Info 4"/>
  </office:meta>
</office:document-meta>
</file>